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/>
      <text:p text:style-name="P4">{d.tipoDoc}</text:p>
      <text:p text:style-name="P5">fecha de emisión: {d.date}</text:p>
      <text:p text:style-name="Normal">Yo, {d.name}.</text:p>
      <text:p text:style-name="Normal"/>
      <text:p text:style-name="Normal">{d.cuerpo}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draw:connector draw:type="line" svg:x1="1.05833in" svg:y1="0.24792in" svg:x2="4.58958in" svg:y2="0.22778in" draw:z-index="251659264" draw:id="id0" draw:style-name="a1" draw:name="Conector recto 2" text:anchor-type="paragraph"><svg:title/><svg:desc/></draw:connector>{d. name}</text:p>
      <text:p text:style-name="P7">{d. name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 1" text:anchor-type="paragraph" svg:x="0in" svg:y="-0.49167in" svg:width="3.125in" svg:height="1.07292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nathan</meta:initial-creator>
    <dc:creator>jonathan</dc:creator>
    <meta:creation-date>2022-03-22T23:41:00Z</meta:creation-date>
    <dc:date>2022-03-23T00:25:00Z</dc:date>
    <meta:template xlink:href="Normal.dotm" xlink:type="simple"/>
    <meta:editing-cycles>4</meta:editing-cycles>
    <meta:editing-duration>PT1560S</meta:editing-duration>
    <meta:document-statistic meta:page-count="1" meta:paragraph-count="1" meta:word-count="16" meta:character-count="105" meta:row-count="1" meta:non-whitespace-character-count="90"/>
  </office:meta>
</office:document-meta>
</file>